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290f" officeooo:paragraph-rsid="001b290f"/>
    </style:style>
    <style:style style:name="P2" style:family="paragraph" style:parent-style-name="Standard">
      <style:text-properties fo:font-weight="bold" officeooo:rsid="001b290f" officeooo:paragraph-rsid="001b290f" style:font-weight-asian="bold" style:font-weight-complex="bold"/>
    </style:style>
    <style:style style:name="P3" style:family="paragraph" style:parent-style-name="Standard">
      <style:text-properties fo:font-weight="bold" officeooo:rsid="001c8680" officeooo:paragraph-rsid="001c8680" style:font-weight-asian="bold" style:font-weight-complex="bold"/>
    </style:style>
    <style:style style:name="P4" style:family="paragraph" style:parent-style-name="Standard">
      <style:text-properties fo:font-weight="bold" officeooo:rsid="001cdffb" officeooo:paragraph-rsid="001cdffb" style:font-weight-asian="bold" style:font-weight-complex="bold"/>
    </style:style>
    <style:style style:name="P5" style:family="paragraph" style:parent-style-name="Standard">
      <style:text-properties fo:font-weight="bold" officeooo:rsid="001d6c88" officeooo:paragraph-rsid="001d6c88" style:font-weight-asian="bold" style:font-weight-complex="bold"/>
    </style:style>
    <style:style style:name="P6" style:family="paragraph" style:parent-style-name="Standard">
      <style:text-properties fo:font-weight="bold" officeooo:rsid="001e198f" officeooo:paragraph-rsid="001e198f" style:font-weight-asian="bold" style:font-weight-complex="bold"/>
    </style:style>
    <style:style style:name="P7" style:family="paragraph" style:parent-style-name="Standard">
      <style:text-properties fo:font-weight="bold" officeooo:rsid="001efb90" officeooo:paragraph-rsid="001efb90" style:font-weight-asian="bold" style:font-weight-complex="bold"/>
    </style:style>
    <style:style style:name="P8" style:family="paragraph" style:parent-style-name="Standard">
      <style:text-properties fo:font-weight="bold" officeooo:rsid="001fd83b" officeooo:paragraph-rsid="001fd83b" style:font-weight-asian="bold" style:font-weight-complex="bold"/>
    </style:style>
    <style:style style:name="P9" style:family="paragraph" style:parent-style-name="Standard">
      <style:text-properties fo:font-weight="bold" officeooo:rsid="00218513" officeooo:paragraph-rsid="00218513" style:font-weight-asian="bold" style:font-weight-complex="bold"/>
    </style:style>
    <style:style style:name="P10" style:family="paragraph" style:parent-style-name="Standard">
      <style:text-properties fo:font-weight="bold" officeooo:rsid="0023706f" officeooo:paragraph-rsid="0023706f" style:font-weight-asian="bold" style:font-weight-complex="bold"/>
    </style:style>
    <style:style style:name="P11" style:family="paragraph" style:parent-style-name="Standard">
      <style:text-properties officeooo:rsid="001be59a" officeooo:paragraph-rsid="001be59a"/>
    </style:style>
    <style:style style:name="P12" style:family="paragraph" style:parent-style-name="Standard">
      <style:text-properties officeooo:rsid="001c8680" officeooo:paragraph-rsid="001c8680"/>
    </style:style>
    <style:style style:name="P13" style:family="paragraph" style:parent-style-name="Standard">
      <style:text-properties officeooo:rsid="001cdffb" officeooo:paragraph-rsid="001cdffb"/>
    </style:style>
    <style:style style:name="P14" style:family="paragraph" style:parent-style-name="Standard">
      <style:text-properties officeooo:rsid="001d6c88" officeooo:paragraph-rsid="001d6c88"/>
    </style:style>
    <style:style style:name="P15" style:family="paragraph" style:parent-style-name="Standard">
      <style:text-properties officeooo:rsid="001e198f" officeooo:paragraph-rsid="001e198f"/>
    </style:style>
    <style:style style:name="P16" style:family="paragraph" style:parent-style-name="Standard">
      <style:text-properties officeooo:rsid="001efb90" officeooo:paragraph-rsid="001efb90"/>
    </style:style>
    <style:style style:name="P17" style:family="paragraph" style:parent-style-name="Standard">
      <style:text-properties officeooo:rsid="00218513" officeooo:paragraph-rsid="00218513"/>
    </style:style>
    <style:style style:name="P18" style:family="paragraph" style:parent-style-name="Standard">
      <style:text-properties officeooo:rsid="0023706f" officeooo:paragraph-rsid="0023706f"/>
    </style:style>
    <style:style style:name="P19" style:family="paragraph" style:parent-style-name="Standard">
      <style:paragraph-properties fo:break-before="page"/>
      <style:text-properties fo:font-weight="bold" officeooo:rsid="001efb90" officeooo:paragraph-rsid="001efb90" style:font-weight-asian="bold" style:font-weight-complex="bold"/>
    </style:style>
    <style:style style:name="P20" style:family="paragraph" style:parent-style-name="Standard">
      <style:text-properties fo:font-weight="bold" officeooo:rsid="001e198f" officeooo:paragraph-rsid="001d6c88" style:font-weight-asian="bold" style:font-weight-complex="bold"/>
    </style:style>
    <style:style style:name="P21" style:family="paragraph" style:parent-style-name="Standard">
      <style:text-properties fo:font-weight="bold" officeooo:rsid="0026cc07" officeooo:paragraph-rsid="0026cc07" style:font-weight-asian="bold" style:font-weight-complex="bold"/>
    </style:style>
    <style:style style:name="P22" style:family="paragraph" style:parent-style-name="Standard">
      <style:text-properties officeooo:rsid="0026cc07" officeooo:paragraph-rsid="0026cc07"/>
    </style:style>
    <style:style style:name="T1" style:family="text">
      <style:text-properties fo:color="#800000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Cours Python 4</text:p>
      <text:p text:style-name="P1"/>
      <text:p text:style-name="P2"># Numérotation de vos objets avec des variables (en chaîne de caractères = string)</text:p>
      <text:p text:style-name="P1">import maya.cmds as cmds</text:p>
      <text:p text:style-name="P1"/>
      <text:p text:style-name="P1"># une boucle avec une variable i (de 1 à 10)</text:p>
      <text:p text:style-name="P1">for i in range(1,11):</text:p>
      <text:p text:style-name="P1"><text:s text:c="4"/>cmds.polyCube(name="caisse_"+str(i)) # str(i) donne le numéro i en string</text:p>
      <text:p text:style-name="P1"><text:s text:c="4"/>cmds.move(i*3,0,0)</text:p>
      <text:p text:style-name="P1"/>
      <text:p text:style-name="P11">#---------------------------------------------------------------------------------------</text:p>
      <text:p text:style-name="P3"># Interactivité et Interfaces</text:p>
      <text:p text:style-name="P12"/>
      <text:p text:style-name="P13">import maya.cmds as cmds</text:p>
      <text:p text:style-name="P13"/>
      <text:p text:style-name="P4"># Creation d'une fenetre avec un titre</text:p>
      <text:p text:style-name="P13">cmds.window(title="Générateur d'objets")</text:p>
      <text:p text:style-name="P13"/>
      <text:p text:style-name="P4"># Choisir un Style de fenetre</text:p>
      <text:p text:style-name="P13">cmds.columnLayout() # style en colonne</text:p>
      <text:p text:style-name="P13"/>
      <text:p text:style-name="P4"># Creation d'un bouton qui lance une commande</text:p>
      <text:p text:style-name="P13">cmds.button(label="Sphere",c="cmds.polySphere()")</text:p>
      <text:p text:style-name="P13">cmds.button(label="Cube",c="cmds.polyCube()")</text:p>
      <text:p text:style-name="P13"/>
      <text:p text:style-name="P4"># Affichage de la fenetre</text:p>
      <text:p text:style-name="P13">cmds.showWindow()</text:p>
      <text:p text:style-name="P13"/>
      <text:p text:style-name="P13">#-------------------------------------------------------</text:p>
      <text:p text:style-name="P13"># Creation de fenetres pour nos commandes</text:p>
      <text:p text:style-name="P13"/>
      <text:p text:style-name="P14"># Pour l’adapter à votre temple</text:p>
      <text:p text:style-name="P14"/>
      <text:p text:style-name="P20"># 0 : il faut indenter tout le code (lui faire une tabulation)</text:p>
      <text:p text:style-name="P15"># indenter = décaler vers la droite</text:p>
      <text:p text:style-name="P15"># Remarque : faire Shift-TAB pour revenir en arrière <text:s/>(vers la gauche)</text:p>
      <text:p text:style-name="P15"/>
      <text:p text:style-name="P6"># 1 : au début du code</text:p>
      <text:p text:style-name="P6"># Créer une nouvelle fonction qui crée des temples</text:p>
      <text:p text:style-name="P15">def temple() :</text:p>
      <text:p text:style-name="P15"/>
      <text:p text:style-name="P15"/>
      <text:p text:style-name="P5"># 2 : à la fin du code</text:p>
      <text:p text:style-name="P5"># Creation de l'interface</text:p>
      <text:p text:style-name="P14">cmds.window(title = "Temple Generator © ATI")</text:p>
      <text:p text:style-name="P14">cmds.columnLayout()</text:p>
      <text:p text:style-name="P14">cmds.button(label = "Create Temple",c='temple()')</text:p>
      <text:p text:style-name="P14">cmds.showWindow()</text:p>
      <text:p text:style-name="P14"/>
      <text:p text:style-name="P17">#-------------------------------------------------------------------------------------</text:p>
      <text:p text:style-name="P14"/>
      <text:p text:style-name="P14"/>
      <text:p text:style-name="P14"><text:soft-page-break/></text:p>
      <text:p text:style-name="P9"># Ajouter des sliders pour gérer vos variables</text:p>
      <text:p text:style-name="P9"># 1 : dans la fonction de la création du temple, ajouter les lignes pour questionner les sliders</text:p>
      <text:p text:style-name="P10"># votre variable = commande du slider avec le nom du slider et le mode Query (Questionner)</text:p>
      <text:p text:style-name="P17"><text:s text:c="4"/>length = cmds.intSliderGrp(slider1, q=True, value=True)</text:p>
      <text:p text:style-name="P17"><text:s text:c="4"/>width = cmds.intSliderGrp(slider2, q=True, value=True)</text:p>
      <text:p text:style-name="P17"><text:s text:c="4"/>stairs = cmds.intSliderGrp(slider3, q=True, value=True)</text:p>
      <text:p text:style-name="P17"><text:s text:c="4"/>height = cmds.intSliderGrp(slider4, q=True, value=True)</text:p>
      <text:p text:style-name="P14"/>
      <text:p text:style-name="P10">#2 : dans la partie interface</text:p>
      <text:p text:style-name="P10"># après la ligne de columnLayout</text:p>
      <text:p text:style-name="P10"># Creation des slider (Slider Groupe)</text:p>
      <text:p text:style-name="P10"># avec valeurs min, max et par défaut</text:p>
      <text:p text:style-name="P18">slider1= cmds.intSliderGrp( field=True, label='Temple Length', minValue=5, maxValue=20, value=10 )</text:p>
      <text:p text:style-name="P18">slider2= cmds.intSliderGrp( field=True, label='Temple Width', minValue=5, maxValue=20, value=10 )</text:p>
      <text:p text:style-name="P18">slider3= cmds.intSliderGrp( field=True, label='Temple Stairs', minValue=5, maxValue=20, value=10 )</text:p>
      <text:p text:style-name="P18">slider4= cmds.intSliderGrp( field=True, label='Temple Height', minValue=5, maxValue=20, value=10 )</text:p>
      <text:p text:style-name="P14"/>
      <text:p text:style-name="P14"/>
      <text:p text:style-name="P21"># Bonus : Grouper une liste d’objets</text:p>
      <text:p text:style-name="P22">import maya.cmds as cmds</text:p>
      <text:p text:style-name="P21"># Créer un groupe vide</text:p>
      <text:p text:style-name="P22">cmds.group(em = True,n = "cubes")</text:p>
      <text:p text:style-name="P22"/>
      <text:p text:style-name="P22">for i in range(1,10):</text:p>
      <text:p text:style-name="P22"><text:s text:c="4"/>c = cmds.polyCube()</text:p>
      <text:p text:style-name="P22"><text:s text:c="4"/>cmds.move(i*3,0,0)</text:p>
      <text:p text:style-name="P22"><text:s text:c="4"/><text:span text:style-name="T2"># on parente les objets dans ce groupe</text:span></text:p>
      <text:p text:style-name="P22"><text:s text:c="4"/>cmds.parent( c, 'cubes' )</text:p>
      <text:p text:style-name="P19"># Pour dans 15 jours</text:p>
      <text:p text:style-name="P7"/>
      <text:p text:style-name="P7"><text:span text:style-name="T1">1 Faire le TP 4 :</text:span> Mettre une interface pour votre Temple</text:p>
      <text:p text:style-name="P7"/>
      <text:p text:style-name="P7"><text:span text:style-name="T1">2 Proposer une idée de Projet</text:span> pour la fin de semestre (début janvier)</text:p>
      <text:p text:style-name="P7">en groupes de 4 maxi</text:p>
      <text:p text:style-name="P7">C’est quoi ? </text:p>
      <text:p text:style-name="P7">Un outil Python qui crée quelque chose avec une interface</text:p>
      <text:p text:style-name="P8">mais pas du pur Python forcément (il peut y avoir une partie à la main)</text:p>
      <text:p text:style-name="P7"/>
      <text:p text:style-name="P1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0:55:19.998000000</meta:creation-date>
    <dc:date>2020-10-26T12:56:36.554000000</dc:date>
    <meta:editing-duration>PT48M56S</meta:editing-duration>
    <meta:editing-cycles>8</meta:editing-cycles>
    <meta:generator>LibreOffice/5.3.0.3$Windows_x86 LibreOffice_project/7074905676c47b82bbcfbea1aeefc84afe1c50e1</meta:generator>
    <meta:document-statistic meta:table-count="0" meta:image-count="0" meta:object-count="0" meta:page-count="3" meta:paragraph-count="66" meta:word-count="411" meta:character-count="2948" meta:non-whitespace-character-count="2561"/>
  </office:meta>
</office:document-meta>
</file>